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Helvetica Neue" svg:font-family="'Helvetica Neue', Helvetica, Arial, 'Open Sans', 'Lucida Grande', sans-serif"/>
    <style:font-face style:name="OpenSymbol" svg:font-family="OpenSymbol"/>
    <style:font-face style:name="Verdana" svg:font-family="Verdana, Helvetica, sans-serif"/>
    <style:font-face style:name="° û¿ïZÖ" svg:font-family="° û¿ïZÖ"/>
    <style:font-face style:name="ð°û¿ïZÖ" svg:font-family="ð°û¿ïZÖ"/>
    <style:font-face style:name="F" svg:font-family="" style:font-family-generic="roman"/>
    <style:font-face style:name="Lucida Grande" svg:font-family="'Lucida Grande'"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1" svg:font-family="Consolas" style:font-family-generic="swiss" style:font-pitch="variable"/>
    <style:font-face style:name="Consolas" svg:font-family="Consolas" style:font-adornments="Regular" style:font-family-generic="swiss" style:font-pitch="variable"/>
    <style:font-face style:name="Corbel" svg:font-family="Corbe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ExtractUserTable" style:family="table">
      <style:table-properties style:width="6.925in" table:align="margins"/>
    </style:style>
    <style:style style:name="ExtractUserTable.A" style:family="table-column">
      <style:table-column-properties style:column-width="1.3847in" style:rel-column-width="13107*"/>
    </style:style>
    <style:style style:name="ExtractUserTable.C" style:family="table-column">
      <style:table-column-properties style:column-width="2.0778in" style:rel-column-width="19660*"/>
    </style:style>
    <style:style style:name="ExtractUserTable.D" style:family="table-column">
      <style:table-column-properties style:column-width="2.0778in" style:rel-column-width="19661*"/>
    </style:style>
    <style:style style:name="ExtractUserTable.A1" style:family="table-cell">
      <style:table-cell-properties fo:background-color="#99ccff" fo:padding="0.0382in" fo:border-left="0.0007in solid #000000" fo:border-right="none" fo:border-top="0.0007in solid #000000" fo:border-bottom="0.0007in solid #000000">
        <style:background-image/>
      </style:table-cell-properties>
    </style:style>
    <style:style style:name="ExtractUserTable.D1" style:family="table-cell">
      <style:table-cell-properties fo:background-color="#99ccff" fo:padding="0.0382in" fo:border="0.0007in solid #000000">
        <style:background-image/>
      </style:table-cell-properties>
    </style:style>
    <style:style style:name="ExtractUserTable.A2" style:family="table-cell">
      <style:table-cell-properties fo:padding="0.0382in" fo:border-left="0.0007in solid #000000" fo:border-right="none" fo:border-top="none" fo:border-bottom="0.0007in solid #000000"/>
    </style:style>
    <style:style style:name="ExtractUserTable.D2" style:family="table-cell" style:data-style-name="N0">
      <style:table-cell-properties fo:padding="0.0382in" fo:border-left="0.0007in solid #000000" fo:border-right="0.0007in solid #000000" fo:border-top="none" fo:border-bottom="0.0007in solid #000000"/>
    </style:style>
    <style:style style:name="ExtractUserTable.D3"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style:font-name="Arial" fo:font-size="12pt" fo:font-style="normal" style:font-size-asian="12pt" style:font-style-asian="normal" style:font-size-complex="12pt" style:font-style-complex="normal"/>
    </style:style>
    <style:style style:name="P4" style:family="paragraph" style:parent-style-name="Text_20_body">
      <style:text-properties fo:font-style="italic" style:font-style-asian="italic" style:font-style-complex="italic"/>
    </style:style>
    <style:style style:name="P5" style:family="paragraph" style:parent-style-name="Text_20_body" style:list-style-name="L1">
      <style:text-properties fo:font-style="italic" style:font-style-asian="italic" style:font-style-complex="italic"/>
    </style:style>
    <style:style style:name="P6" style:family="paragraph" style:parent-style-name="Text_20_body">
      <style:text-properties fo:font-style="italic" fo:font-weight="bold" style:font-style-asian="italic" style:font-weight-asian="bold" style:font-style-complex="italic" style:font-weight-complex="bold"/>
    </style:style>
    <style:style style:name="P7" style:family="paragraph" style:parent-style-name="Text_20_body" style:list-style-name="L1">
      <style:text-properties fo:font-style="normal" fo:font-weight="bold" style:font-style-asian="normal" style:font-weight-asian="bold" style:font-style-complex="normal" style:font-weight-complex="bold"/>
    </style:style>
    <style:style style:name="P8" style:family="paragraph" style:parent-style-name="Text_20_body">
      <style:text-properties fo:font-style="normal" style:font-style-asian="normal" style:font-style-complex="normal"/>
    </style:style>
    <style:style style:name="P9" style:family="paragraph" style:parent-style-name="Text_20_body" style:list-style-name="L4">
      <style:text-properties fo:font-style="normal"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style:font-name="Arial" fo:font-size="12pt" fo:font-style="normal" style:font-size-asian="12pt" style:font-style-asian="normal" style:font-size-complex="12pt" style:font-style-complex="normal"/>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4">
      <style:text-properties style:font-name="Consolas1" fo:font-size="11pt" fo:font-style="normal" style:font-size-asian="11pt" style:font-style-asian="normal" style:font-size-complex="11pt" style:font-style-complex="normal"/>
    </style:style>
    <style:style style:name="P16" style:family="paragraph" style:parent-style-name="Text_20_body" style:list-style-name="L5">
      <style:text-properties style:font-name="Consolas1" fo:font-size="11pt" fo:font-style="normal" style:font-size-asian="11pt" style:font-style-asian="normal" style:font-size-complex="11pt" style:font-style-complex="normal"/>
    </style:style>
    <style:style style:name="P17" style:family="paragraph" style:parent-style-name="Text_20_body" style:list-style-name="L6">
      <style:text-properties style:font-name="Consolas1" fo:font-size="11pt" fo:font-style="normal" style:font-size-asian="11pt" style:font-style-asian="normal" style:font-size-complex="11pt" style:font-style-complex="normal"/>
    </style:style>
    <style:style style:name="P18" style:family="paragraph" style:parent-style-name="Text_20_body" style:list-style-name="L5">
      <style:text-properties style:font-name="Consolas1" fo:font-size="11pt" style:font-size-asian="11pt" style:font-size-complex="11pt"/>
    </style:style>
    <style:style style:name="P19" style:family="paragraph" style:parent-style-name="Text_20_body" style:list-style-name="L7">
      <style:text-properties style:font-name="Consolas1" fo:font-size="11pt" style:font-size-asian="11pt" style:font-size-complex="11pt"/>
    </style:style>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variant="normal" fo:text-transform="none" fo:color="#000000" style:text-line-through-style="none" style:font-name="Arial" fo:font-size="11pt" fo:font-style="italic" style:text-underline-style="none" fo:font-weight="normal" style:text-blinking="false" fo:background-color="transparent" style:font-size-asian="11pt" style:font-style-asian="italic" style:font-weight-asian="normal" style:font-size-complex="11pt" style:font-style-complex="italic" style:font-weight-complex="normal"/>
    </style:style>
    <style:style style:name="P26" style:family="paragraph" style:parent-style-name="Text_20_body">
      <style:text-properties fo:font-variant="normal" fo:text-transform="none" fo:color="#000000" style:text-line-through-style="none" style:font-name="Arial" fo:font-size="11pt" fo:font-style="italic" style:text-underline-style="none" fo:font-weight="bold" style:text-blinking="false" fo:background-color="transparent" style:font-size-asian="11pt" style:font-style-asian="italic" style:font-weight-asian="bold" style:font-size-complex="11pt" style:font-style-complex="italic" style:font-weight-complex="bold"/>
    </style:style>
    <style:style style:name="P27" style:family="paragraph" style:parent-style-name="Text_20_body">
      <style:text-properties fo:font-variant="normal" fo:text-transform="none" fo:color="#000000" style:font-name="Arial" fo:font-size="12pt" fo:letter-spacing="normal" fo:font-style="normal" fo:font-weight="normal" style:font-size-asian="12pt" style:font-style-asian="italic" style:font-weight-asian="bold" style:font-size-complex="12pt" style:font-style-complex="italic" style:font-weight-complex="bold"/>
    </style:style>
    <style:style style:name="P28" style:family="paragraph" style:parent-style-name="Text_20_body">
      <style:text-properties style:font-name="Arial"/>
    </style:style>
    <style:style style:name="P29" style:family="paragraph" style:parent-style-name="Text_20_body">
      <style:text-properties fo:font-weight="normal" style:font-weight-asian="normal" style:font-weight-complex="normal"/>
    </style:style>
    <style:style style:name="P30" style:family="paragraph" style:parent-style-name="Text_20_body">
      <style:paragraph-properties fo:margin-top="0in" fo:margin-bottom="0in"/>
      <style:text-properties fo:font-style="normal" style:font-style-asian="normal" style:font-style-complex="normal"/>
    </style:style>
    <style:style style:name="P31" style:family="paragraph" style:parent-style-name="Text_20_body">
      <style:paragraph-properties fo:margin-top="0in" fo:margin-bottom="0in"/>
      <style:text-properties style:font-name="Arial" fo:font-size="12pt" style:font-size-asian="12pt" style:font-size-complex="12pt"/>
    </style:style>
    <style:style style:name="P32"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33" style:family="paragraph" style:parent-style-name="Text_20_body" style:master-page-name="">
      <style:paragraph-properties fo:margin-left="0in" fo:margin-right="0in" fo:text-indent="0in" style:auto-text-indent="false" style:page-number="auto"/>
      <style:text-properties fo:font-weight="normal" style:font-weight-asian="normal" style:font-weight-complex="normal"/>
    </style:style>
    <style:style style:name="P34" style:family="paragraph" style:parent-style-name="Code">
      <style:text-properties style:font-name="Consolas1" fo:font-size="11pt" style:font-size-asian="11pt" style:font-size-complex="11pt"/>
    </style:style>
    <style:style style:name="P35" style:family="paragraph" style:parent-style-name="Code">
      <style:paragraph-properties fo:margin-left="0.5728in" fo:margin-right="0in" fo:margin-top="0.0799in" fo:margin-bottom="0.1598in" fo:text-indent="0in" style:auto-text-indent="false"/>
      <style:text-properties style:font-name="Consolas1" fo:font-size="11pt" style:font-size-asian="11pt" style:font-size-complex="11pt"/>
    </style:style>
    <style:style style:name="P36" style:family="paragraph" style:parent-style-name="Code" style:master-page-name="">
      <style:paragraph-properties fo:margin-left="0.5728in" fo:margin-right="0in" fo:margin-top="0.0799in" fo:margin-bottom="0.1598in" fo:text-indent="0in" style:auto-text-indent="false" style:page-number="auto"/>
      <style:text-properties style:font-name="Consolas1" fo:font-size="11pt" style:font-size-asian="11pt" style:font-size-complex="11pt"/>
    </style:style>
    <style:style style:name="P37" style:family="paragraph" style:parent-style-name="Code" style:master-page-name="">
      <style:paragraph-properties fo:margin-left="0.5091in" fo:margin-right="0in" fo:margin-top="0.0799in" fo:margin-bottom="0.1598in" fo:text-indent="0in" style:auto-text-indent="false" style:page-number="auto"/>
    </style:style>
    <style:style style:name="P38" style:family="paragraph" style:parent-style-name="Code">
      <style:paragraph-properties fo:margin-left="0.5091in" fo:margin-right="0in" fo:margin-top="0.0799in" fo:margin-bottom="0.1598in" fo:text-indent="0in" style:auto-text-indent="false"/>
    </style:style>
    <style:style style:name="P39" style:family="paragraph" style:parent-style-name="Code">
      <style:paragraph-properties fo:margin-left="0.5091in" fo:margin-right="0in" fo:margin-top="0.0799in" fo:margin-bottom="0.1598in" fo:text-indent="0in" style:auto-text-indent="false"/>
      <style:text-properties style:font-name="Consolas1" fo:font-size="11pt" style:font-size-asian="11pt" style:font-size-complex="11pt"/>
    </style:style>
    <style:style style:name="P40" style:family="paragraph" style:parent-style-name="Code" style:master-page-name="">
      <style:paragraph-properties fo:margin-left="0.5091in" fo:margin-right="0in" fo:margin-top="0.0799in" fo:margin-bottom="0.1598in" fo:text-indent="0in" style:auto-text-indent="false" style:page-number="auto"/>
      <style:text-properties style:font-name="Consolas1" fo:font-size="11pt" style:font-size-asian="11pt" style:font-size-complex="11pt"/>
    </style:style>
    <style:style style:name="P41" style:family="paragraph" style:parent-style-name="Code">
      <style:paragraph-properties fo:margin-left="0.0091in" fo:margin-right="0in" fo:margin-top="0.0799in" fo:margin-bottom="0.1598in" fo:text-indent="0in" style:auto-text-indent="false"/>
    </style:style>
    <style:style style:name="P42" style:family="paragraph" style:parent-style-name="Heading_20_4">
      <style:text-properties fo:font-style="italic" style:font-style-asian="italic" style:font-style-complex="italic"/>
    </style:style>
    <style:style style:name="P43" style:family="paragraph" style:parent-style-name="Heading_20_4">
      <style:text-properties fo:font-style="normal" style:font-style-asian="normal" style:font-style-complex="normal"/>
    </style:style>
    <style:style style:name="P44" style:family="paragraph" style:parent-style-name="Table_20_Contents">
      <style:text-properties style:font-name="Arial" fo:font-size="11pt" style:font-size-asian="11pt" style:font-size-complex="11pt"/>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name="Consolas1" fo:font-size="11pt" fo:font-style="normal" style:font-size-asian="11pt" style:font-style-asian="normal" style:font-size-complex="11pt" style:font-style-complex="normal"/>
    </style:style>
    <style:style style:name="T7" style:family="text">
      <style:text-properties style:font-name="Consolas1" fo:font-size="11pt" style:font-size-asian="11pt" style:font-size-complex="11pt"/>
    </style:style>
    <style:style style:name="T8" style:family="text">
      <style:text-properties style:font-name="Arial" fo:font-size="12pt" fo:font-style="normal" style:font-size-asian="12pt" style:font-style-asian="normal" style:font-size-complex="12pt" style:font-style-complex="normal"/>
    </style:style>
    <style:style style:name="T9" style:family="text">
      <style:text-properties fo:font-size="12pt" style:font-size-asian="12pt" style:font-size-complex="12pt"/>
    </style:style>
    <style:style style:name="T10" style:family="text">
      <style:text-properties fo:font-size="12pt" fo:font-style="normal" style:font-size-asian="12pt" style:font-style-asian="normal" style:font-size-complex="12pt" style:font-style-complex="normal"/>
    </style:style>
    <style:style style:name="T11" style:family="text">
      <style:text-properties fo:font-weight="bold" style:font-weight-asian="bold" style:font-weight-complex="bold"/>
    </style:style>
    <style:style style:name="T12" style:family="text">
      <style:text-properties fo:color="#ff3300" style:font-name="Consolas1"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style:font-name="Consolas1"/>
    </style:style>
    <style:style style:name="T14" style:family="text">
      <style:text-properties style:font-name="Consolas1" fo:font-size="11pt" fo:font-style="normal" style:font-size-asian="11pt" style:font-style-asian="normal" style:font-size-complex="11pt" style:font-style-complex="normal"/>
    </style:style>
    <style:style style:name="T15" style:family="text">
      <style:text-properties style:font-name="Consolas1" fo:font-size="11pt" fo:font-style="normal" fo:font-weight="normal" style:font-size-asian="11pt" style:font-style-asian="normal" style:font-weight-asian="normal" style:font-size-complex="11pt" style:font-style-complex="normal" style:font-weight-complex="normal"/>
    </style:style>
    <style:style style:name="T16" style:family="text">
      <style:text-properties style:font-name-asian="° û¿ïZÖ" style:font-name-complex="° û¿ïZÖ"/>
    </style:style>
    <style:style style:name="T17" style:family="text">
      <style:text-properties style:font-name="Arial"/>
    </style:style>
    <style:style style:name="T18"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19" style:family="text">
      <style:text-properties style:font-name="Arial" fo:font-size="12pt" style:font-size-asian="12pt" style:font-size-complex="12pt"/>
    </style:style>
    <style:style style:name="T20"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22" style:family="text">
      <style:text-properties fo:font-variant="normal" fo:text-transform="none" fo:color="#000000" style:text-line-through-style="none" fo:font-style="normal" style:text-underline-style="none" fo:font-weight="normal" style:text-blinking="false" fo:background-color="transparent" style:font-style-asian="normal" style:font-weight-asian="normal" style:font-style-complex="normal" style:font-weight-complex="normal"/>
    </style:style>
    <style:style style:name="T23" style:family="text">
      <style:text-properties fo:font-variant="normal" fo:text-transform="none" fo:color="#000000" style:font-name="Arial" fo:font-size="12pt" fo:letter-spacing="normal" fo:font-style="normal" fo:font-weight="normal" style:font-size-asian="12pt" style:font-style-asian="normal" style:font-size-complex="12pt" style:font-style-complex="normal"/>
    </style:style>
    <style:style style:name="T24" style:family="text">
      <style:text-properties fo:font-variant="normal" fo:text-transform="none" fo:color="#009999" style:font-name="Arial" fo:font-size="12pt" fo:letter-spacing="normal" fo:font-style="normal" fo:font-weight="normal" style:font-size-asian="12pt" style:font-style-asian="normal" style:font-size-complex="12pt" style:font-style-complex="normal"/>
    </style:style>
    <style:style style:name="T25" style:family="text">
      <style:text-properties fo:font-weight="normal" style:font-weight-asian="normal" style:font-weight-complex="normal"/>
    </style:style>
    <style:style style:name="T26" style:family="text">
      <style:text-properties fo:color="#000000"/>
    </style:style>
    <style:style style:name="T27" style:family="text">
      <style:text-properties fo:color="#000000" style:font-name="Consolas1" fo:font-size="11pt" fo:font-style="normal" fo:font-weight="normal" style:font-size-asian="11pt" style:font-style-asian="normal" style:font-weight-asian="normal" style:font-size-complex="11pt" style:font-style-complex="normal" style:font-weight-complex="normal"/>
    </style:style>
    <style:style style:name="T28" style:family="text">
      <style:text-properties fo:color="#000000" style:font-name="Consolas1" fo:font-size="11pt" fo:font-style="normal" style:font-size-asian="11pt" style:font-style-asian="normal" style:font-size-complex="11pt" style:font-style-complex="normal"/>
    </style:style>
    <style:style style:name="T29" style:family="text">
      <style:text-properties fo:color="#000000" style:font-name="Arial" fo:font-size="12pt" style:font-size-asian="12pt" style:font-size-complex="12pt"/>
    </style:style>
    <style:style style:name="T30" style:family="text">
      <style:text-properties fo:color="#cc3300"/>
    </style:style>
    <style:style style:name="T31" style:family="text">
      <style:text-properties fo:color="#009999" fo:font-size="12pt" fo:letter-spacing="normal" fo:font-style="normal" fo:font-weight="normal" style:font-size-asian="12pt" style:font-style-asian="normal" style:font-size-complex="12pt" style:font-style-complex="normal"/>
    </style:style>
    <style:style style:name="T32" style:family="text">
      <style:text-properties style:font-name="Arial2" fo:font-size="12pt" fo:font-style="normal" fo:font-weight="normal" style:font-size-asian="12pt" style:font-style-asian="normal" style:font-weight-asian="normal" style:font-size-complex="12pt" style:font-style-complex="normal" style:font-weight-complex="normal"/>
    </style:style>
    <style:style style:name="T33" style:family="text">
      <style:text-properties style:font-name="Arial2" fo:font-size="12pt" fo:font-style="italic" fo:font-weight="normal" style:font-size-asian="12pt" style:font-style-asian="italic" style:font-weight-asian="normal" style:font-size-complex="12pt" style:font-style-complex="italic" style:font-weight-complex="normal"/>
    </style:style>
    <style:style style:name="T34" style:family="text">
      <style:text-properties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Exercise 4: Working With Pig (20 min)</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p text:style-name="P1"/>
      <text:h text:style-name="P42" text:outline-level="4">Introduction</text:h>
      <text:p text:style-name="P8">As explained in the presentation available here:<text:line-break/><text:line-break/><text:a xlink:type="simple" xlink:href="http://slideshare.com/" text:style-name="Internet_20_link" text:visited-style-name="Visited_20_Internet_20_Link">http://slideshare.com/</text:a>...</text:p>
      <text:p text:style-name="P8">Apache Pig Builds on top of hadoop to offer hight-level data processing, it is an alternative way of writing low-level MapReduce code. Pig is widely used for extracting, aggregating and transforming data. Pig interpreter runs on the client machine turns that PigLatin scripts into MapReduce job, and submit those jobs to the cluster. The pig is written in Java, the data type of pig correspond to <text:s/>Java data types.</text:p>
      <text:p text:style-name="P8"/>
      <text:p text:style-name="P1"><text:span text:style-name="T11">Grunt Shell </text:span></text:p>
      <text:p text:style-name="P30">You can start Grunt Shell in local mode so that you can work with local file users.csv.</text:p>
      <text:p text:style-name="P30">Pig can run in Grunt shell in local or MapReduce. You can also run pig scripts in HUE.</text:p>
      <text:p text:style-name="P31">In Grunt shell local mode, Pig runs in a single JVM and accesses the local filesystem. This mode is suitable only for small datasets and when trying out Pig. <text:span text:style-name="T16"><text:s/>In MapReduce mode, Pig translates queries into MapReduce jobs and runs them on a </text:span>Hadoop cluster. The cluster may be a pseudo- or fully distributed cluster to run Pig on l<text:span text:style-name="T16">arge datasets.</text:span></text:p>
      <text:p text:style-name="P31"><text:span text:style-name="T16"/></text:p>
      <text:p text:style-name="P31"><text:span text:style-name="T16">You can run grun shell by</text:span></text:p>
      <text:p text:style-name="P31"><text:span text:style-name="T16"/></text:p>
      <text:p text:style-name="Code"><text:tab/>$cd <text:span text:style-name="T26">/home/cloudera/handsonhadoop/pig</text:span></text:p>
      <text:p text:style-name="Text_20_body">Start pig in Comannd line mode.</text:p>
      <text:p text:style-name="Code"><text:tab/>$pig </text:p>
      <text:p text:style-name="P8">You will get prompt for the Grunt shell</text:p>
      <text:p text:style-name="Code"><text:tab/>grunt&gt;</text:p>
      <text:p text:style-name="P8">Now, you can load the data into Pig and dump(print) it.</text:p>
      <text:p text:style-name="Code"><text:tab/>grunt&gt; A = LOAD '<text:span text:style-name="T28">/user/cloudera/javaone/data/</text:span>users.csv' using PigStorage(',') AS (id, fname,lname, address, city, state, zip);</text:p>
      <text:p text:style-name="Code"><text:tab/>grunt&gt; B = LIMIT A 10;</text:p>
      <text:p text:style-name="Code"><text:tab/>grunt&gt; DUMP B;</text:p>
      <text:p text:style-name="Text_20_body">Read the output from Dump, you should have the following message and the data print out.</text:p>
      <text:p text:style-name="Code"><text:soft-page-break/><text:tab/>[main] INFO <text:s/>org.apache.pig.backend.hadoop.executionengine.mapReduceLayer.MapReduceLauncher - Success!</text:p>
      <text:p text:style-name="Code"><text:tab/>grunt&gt; quit;</text:p>
      <text:p text:style-name="Text_20_body"/>
      <text:p text:style-name="P26"><text:bookmark text:name="docs-internal-guid-bc0dbb25-c231-b82c-1456-921f6cfc6ab1"/>Loading and Storing Data</text:p>
      <text:p text:style-name="Text_20_body"><text:line-break/><text:span text:style-name="T25">You have seen how to l</text:span><text:span text:style-name="T21">oad data from external storage for processing in Pig. Storing the results is straightforward, too. Here’s an example of using PigStorage to store tuples as plain-text values separated by a colon character:</text:span></text:p>
      <text:p text:style-name="Text_20_body"><text:span text:style-name="T21">In HUE pig editor, create new script on left hand column and give a name of script to be 'pig_load_data'. Type the followings in the editor:</text:span></text:p>
      <text:p text:style-name="P36"><text:span text:style-name="T22">A = LOAD '/user/cloudera/javaone/users' using PigStorage(',') AS (id, fname, lname, address, city, state, zip);</text:span></text:p>
      <text:p text:style-name="P35"><text:span text:style-name="T22">B = LIMIT A 12;</text:span></text:p>
      <text:p text:style-name="P35"><text:span text:style-name="T22">DUMP B;</text:span></text:p>
      <text:p text:style-name="P35"><text:span text:style-name="T22">DESCRIBE B;</text:span></text:p>
      <text:p text:style-name="P28">Save the script file, and run. Verift the log output, it should printed 12 data, and the schema.</text:p>
      <text:p text:style-name="P28">To store this new pig storage in HDFS “<text:span text:style-name="T25">/user/cloudera/javaone/users/stored_users”</text:span>, open new script called 'pig_store_data', and edit the followings.</text:p>
      <text:p text:style-name="P37">A = LOAD '/user/cloudera/javaone/users' using PigStorage(',') AS (id:int, fname:chararray, lname:chararray, address:chararray, city:chararray, state:chararray, zip:chararray);</text:p>
      <text:p text:style-name="P38">B = LIMIT A 12;</text:p>
      <text:p text:style-name="P38">DESCRIBE B;</text:p>
      <text:p text:style-name="P38">STORE B into '/user/cloudera/javaone/users/stored_users';</text:p>
      <text:p text:style-name="P32">After your script is finish running, open new tab on Firefox, go to Browser's home (<text:a xlink:type="simple" xlink:href="http://quickstart.cloudera:8888/" text:style-name="Internet_20_link" text:visited-style-name="Visited_20_Internet_20_Link"><text:span text:style-name="T13">http://quickstart.cloudera:8888/</text:span></text:a>). Next, go to <text:span text:style-name="T17">File Browser</text:span> in HUE, and open part file under <text:span text:style-name="T13">/user/cloudera/javaone/users/stored_users/part-r-00000</text:span></text:p>
      <text:p text:style-name="P2">Verify that file is created and the data is stored.</text:p>
      <text:p text:style-name="Code"><text:span text:style-name="T4">HINT: If you get error, “Output directory hdfs://quickstart.cloudera:8020/user/cloudera/javaone/users/stored_users already exists”, remove the stored_users directory by 'hadoop fs -rm -r /user/cloudera/javaone/users/stored_users', and try again.</text:span></text:p>
      <text:p text:style-name="Text_20_body"><text:span text:style-name="T23">With multi-query execution, you want to use </text:span><text:a xlink:type="simple" xlink:href="http://pig.apache.org/docs/r0.7.0/piglatin_ref2.html#STORE" text:style-name="Internet_20_link" text:visited-style-name="Visited_20_Internet_20_Link"><text:span text:style-name="T24">STORE</text:span></text:a><text:span text:style-name="T23"> to save (persist) your results. You do not want to use </text:span><text:a xlink:type="simple" xlink:href="http://pig.apache.org/docs/r0.7.0/piglatin_ref2.html#DUMP" text:style-name="Internet_20_link" text:visited-style-name="Visited_20_Internet_20_Link"><text:span text:style-name="T24">DUMP</text:span></text:a><text:span text:style-name="T23"> as it will disable multi-query execution and is likely to slow down </text:span><text:soft-page-break/><text:span text:style-name="T23">execution. If you have included DUMP statements in your scripts for debugging purposes, you should remove them.</text:span></text:p>
      <text:p text:style-name="Text_20_body"><text:span text:style-name="T19"/></text:p>
      <text:p text:style-name="P26"><text:span text:style-name="T9">Extracting Data</text:span></text:p>
      <text:p text:style-name="P25"><text:span text:style-name="T10">Pig is good at extracting data, you can extract first three columns of users data. you can load <text:s/>partial <text:s/>data with new schema definition into Pig and store that data. You can also review the schema definition. You are going to store same data but different data schema below into HDFS.</text:span></text:p>
      <table:table table:name="ExtractUserTable" table:style-name="ExtractUserTable">
        <table:table-column table:style-name="ExtractUserTable.A" table:number-columns-repeated="2"/>
        <table:table-column table:style-name="ExtractUserTable.C"/>
        <table:table-column table:style-name="ExtractUserTable.D"/>
        <table:table-row>
          <table:table-cell table:style-name="ExtractUserTable.A1" office:value-type="string">
            <text:p text:style-name="P44">Field</text:p>
          </table:table-cell>
          <table:table-cell table:style-name="ExtractUserTable.A1" office:value-type="string">
            <text:p text:style-name="P44">Data Type</text:p>
          </table:table-cell>
          <table:table-cell table:style-name="ExtractUserTable.A1" office:value-type="string">
            <text:p text:style-name="P44">Description</text:p>
          </table:table-cell>
          <table:table-cell table:style-name="ExtractUserTable.D1" office:value-type="string">
            <text:p text:style-name="P44">Example</text:p>
          </table:table-cell>
        </table:table-row>
        <table:table-row>
          <table:table-cell table:style-name="ExtractUserTable.A2" office:value-type="string">
            <text:p text:style-name="P44">id</text:p>
          </table:table-cell>
          <table:table-cell table:style-name="ExtractUserTable.A2" office:value-type="string">
            <text:p text:style-name="P44">Int</text:p>
          </table:table-cell>
          <table:table-cell table:style-name="ExtractUserTable.A2" office:value-type="string">
            <text:p text:style-name="P44">Unique id</text:p>
          </table:table-cell>
          <table:table-cell table:style-name="ExtractUserTable.D2" office:value-type="float" office:value="100">
            <text:p text:style-name="P44">100</text:p>
          </table:table-cell>
        </table:table-row>
        <table:table-row>
          <table:table-cell table:style-name="ExtractUserTable.A2" office:value-type="string">
            <text:p text:style-name="P44">fname</text:p>
          </table:table-cell>
          <table:table-cell table:style-name="ExtractUserTable.A2" office:value-type="string">
            <text:p text:style-name="P44">chararray</text:p>
          </table:table-cell>
          <table:table-cell table:style-name="ExtractUserTable.A2" office:value-type="string">
            <text:p text:style-name="P44">First Name</text:p>
          </table:table-cell>
          <table:table-cell table:style-name="ExtractUserTable.D3" office:value-type="string">
            <text:p text:style-name="P44">John</text:p>
          </table:table-cell>
        </table:table-row>
        <table:table-row>
          <table:table-cell table:style-name="ExtractUserTable.A2" office:value-type="string">
            <text:p text:style-name="P44">lname</text:p>
          </table:table-cell>
          <table:table-cell table:style-name="ExtractUserTable.A2" office:value-type="string">
            <text:p text:style-name="P44">chararray</text:p>
          </table:table-cell>
          <table:table-cell table:style-name="ExtractUserTable.A2" office:value-type="string">
            <text:p text:style-name="P44">Last Name</text:p>
          </table:table-cell>
          <table:table-cell table:style-name="ExtractUserTable.D3" office:value-type="string">
            <text:p text:style-name="P44">Doe</text:p>
          </table:table-cell>
        </table:table-row>
        <table:table-row>
          <table:table-cell table:style-name="ExtractUserTable.A2" office:value-type="string">
            <text:p text:style-name="P44">state</text:p>
          </table:table-cell>
          <table:table-cell table:style-name="ExtractUserTable.A2" office:value-type="string">
            <text:p text:style-name="P44">chararray</text:p>
          </table:table-cell>
          <table:table-cell table:style-name="ExtractUserTable.A2" office:value-type="string">
            <text:p text:style-name="P44">Stat</text:p>
          </table:table-cell>
          <table:table-cell table:style-name="ExtractUserTable.D3" office:value-type="string">
            <text:p text:style-name="P44">CA</text:p>
          </table:table-cell>
        </table:table-row>
      </table:table>
      <text:p text:style-name="P26"><text:span text:style-name="T19"/></text:p>
      <text:p text:style-name="P26"><text:span text:style-name="T32">In HUE pig editor, create new script on left hand column and give a name of script to be 'pig_extract_data'. Type the followings in the editor:</text:span></text:p>
      <text:p text:style-name="P26"><text:span text:style-name="T32"/></text:p>
      <text:p text:style-name="P40"><text:span text:style-name="T3">A = LOAD '/user/cloudera/javaone/users' using PigStorage(',') AS (id:int, fname:chararray, lname:chararray, address:chararray, city:chararray, state:chararray, zip:chararray);</text:span></text:p>
      <text:p text:style-name="P39"><text:span text:style-name="T3">B = FOREACH A GENERATE $0 as id, $1 as fname, $2 as lname, $5 as state;</text:span></text:p>
      <text:p text:style-name="P39"><text:span text:style-name="T3">DESCRIBE B;</text:span></text:p>
      <text:p text:style-name="P39"><text:span text:style-name="T3">STORE B into '/user/cloudera/javaone/users/extracted_users';</text:span></text:p>
      <text:p text:style-name="P33">After your script is finish running, open new tab on Firefox, go to Browser's home (<text:a xlink:type="simple" xlink:href="http://quickstart.cloudera:8888/" text:style-name="Internet_20_link" text:visited-style-name="Visited_20_Internet_20_Link"><text:span text:style-name="T13">http://quickstart.cloudera:8888/</text:span></text:a>). Next, go to <text:span text:style-name="T17">File Browser</text:span> in HUE, and open part file under <text:span text:style-name="T13">/user/cloudera/javaone/users/extracted_users/part-r-00000</text:span></text:p>
      <text:p text:style-name="P2">Verify that file is created and the data is extracted.</text:p>
      <text:p text:style-name="P41"><text:span text:style-name="T33">HINT: If you get error, “Output directory hdfs://quickstart.cloudera:8020/user/cloudera/javaone/users/extracted_users already exists”, remove the extracted_users directory by 'hadoop fs -rm -r /user/cloudera/javaone/users/stored_users', and try again.</text:span></text:p>
      <text:p text:style-name="P1"><text:span text:style-name="T11">Aggregating Data</text:span></text:p>
      <text:p text:style-name="P10">Let's count the number of users in each state from the data set. We can use the build in pig eval function called COUNT.</text:p>
      <text:p text:style-name="P26"><text:span text:style-name="T32">In HUE pig editor, create new script on left hand column and give a name of script to be 'pig_aggregate_data'. Type the followings in the editor:</text:span></text:p>
      <text:p text:style-name="P34"><text:span text:style-name="T1">users = LOAD '/user/cloudera/javaone/data/users.csv' using PigStorage(',') AS (id:int, fname:chararray, lname:chararray, address:chararray, city:chararray, </text:span><text:soft-page-break/><text:span text:style-name="T1">state:chararray, zip:chararray);</text:span></text:p>
      <text:p text:style-name="P34"><text:span text:style-name="T1">group_users = GROUP users by $5;</text:span></text:p>
      <text:p text:style-name="P34"><text:span text:style-name="T1">count_users = FOREACH group_users {</text:span></text:p>
      <text:p text:style-name="P34"><text:span text:style-name="T1"><text:s text:c="18"/>A = users.state;</text:span></text:p>
      <text:p text:style-name="P34"><text:span text:style-name="T1"><text:s text:c="18"/>B = DISTINCT A;</text:span></text:p>
      <text:p text:style-name="P34"><text:span text:style-name="T1"><text:s text:c="18"/>GENERATE COUNT(users), B;</text:span></text:p>
      <text:p text:style-name="P34"><text:span text:style-name="T1"><text:s text:c="13"/>} <text:s text:c="4"/></text:span></text:p>
      <text:p text:style-name="P34"><text:span text:style-name="T1">STORE count_users INTO '</text:span><text:span text:style-name="T3">/user/cloudera/javaone/users/</text:span><text:span text:style-name="T1">count_state_users';</text:span></text:p>
      <text:p text:style-name="P33">Next, go to <text:span text:style-name="T17">File Browser</text:span> in HUE, and open part file under <text:span text:style-name="T13">/user/cloudera/</text:span><text:span text:style-name="T6">javaone/data count_state_users</text:span><text:span text:style-name="T13">/part-r-00000</text:span></text:p>
      <text:p text:style-name="P2">Verify that file is created and the data is extracted in the format, number of frequency, and state,</text:p>
      <text:p text:style-name="P41"><text:span text:style-name="T20">HINT: If you get error, “Output directory hdfs://quickstart.cloudera:8020/user/cloudera/</text:span><text:span text:style-name="T18">javaone/data/count_state_users</text:span><text:span text:style-name="T20"> already exists”, remove the extracted_users directory by 'hadoop fs -rm -r</text:span><text:span text:style-name="T33"> /user/cloudera</text:span><text:span text:style-name="T15">count_state_users</text:span><text:span text:style-name="T33">/', and try again.</text:span></text:p>
      <text:p text:style-name="P24"><text:span text:style-name="T4">Challenging question: Transforming Data</text:span></text:p>
      <text:p text:style-name="P2">The date field in the logins.log is in the format MM/DD/YYY, please change the date format to replace MM-DD-YYY.</text:p>
      <text:p text:style-name="P24"/>
      <text:p text:style-name="P6">Summary</text:p>
      <text:p text:style-name="P27">In this exercises, you learn how to write and run pig scripts with HUE. Apache Pig scripts are translated into a series of MapReduce jobs that are run on the Apache Hadoop cluster. <text:span text:style-name="T34">Pig is widely used for storing, extracting, aggregating and transforming data.</text:span></text:p>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Helvetica Neue" svg:font-family="'Helvetica Neue', Helvetica, Arial, 'Open Sans', 'Lucida Grande', sans-serif"/>
    <style:font-face style:name="OpenSymbol" svg:font-family="OpenSymbol"/>
    <style:font-face style:name="Verdana" svg:font-family="Verdana, Helvetica, sans-serif"/>
    <style:font-face style:name="° û¿ïZÖ" svg:font-family="° û¿ïZÖ"/>
    <style:font-face style:name="ð°û¿ïZÖ" svg:font-family="ð°û¿ïZÖ"/>
    <style:font-face style:name="F" svg:font-family="" style:font-family-generic="roman"/>
    <style:font-face style:name="Lucida Grande" svg:font-family="'Lucida Grande'"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1" svg:font-family="Consolas" style:font-family-generic="swiss" style:font-pitch="variable"/>
    <style:font-face style:name="Consolas" svg:font-family="Consolas" style:font-adornments="Regular" style:font-family-generic="swiss" style:font-pitch="variable"/>
    <style:font-face style:name="Corbel" svg:font-family="Corbe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next-style-name="Text_20_body" style:master-page-name="">
      <style:paragraph-properties fo:margin="100%" fo:margin-left="0.1in" fo:margin-right="0in" fo:margin-top="0.0799in" fo:margin-bottom="0.1598in" fo:text-indent="0in" style:auto-text-indent="false" style:page-number="auto"/>
      <style:text-properties style:font-name="Consolas" fo:font-size="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Templeton</meta:initial-creator>
    <meta:creation-date>2014-08-29T14:17:40</meta:creation-date>
    <dc:date>2014-09-29T23:30:57</dc:date>
    <dc:creator>Inyoung  Cho</dc:creator>
    <meta:editing-duration>P4DT21H9M9S</meta:editing-duration>
    <meta:editing-cycles>29</meta:editing-cycles>
    <meta:generator>OpenOffice/4.1.0$Unix OpenOffice.org_project/410m18$Build-9764</meta:generator>
    <meta:document-statistic meta:table-count="1" meta:image-count="0" meta:object-count="0" meta:page-count="4" meta:paragraph-count="87" meta:word-count="998" meta:character-count="6822"/>
  </office:meta>
</office:document-meta>
</file>